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1c4984" officeooo:paragraph-rsid="001c4984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c96c9" officeooo:paragraph-rsid="001c96c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e3dc1" officeooo:paragraph-rsid="001e3dc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02604" officeooo:paragraph-rsid="00202604" style:font-weight-asian="normal" style:font-weight-complex="normal"/>
    </style:style>
    <style:style style:name="P5" style:family="paragraph" style:parent-style-name="Standard">
      <style:text-properties officeooo:paragraph-rsid="001c96c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3dc1" style:font-weight-asian="normal" style:font-weight-complex="normal"/>
    </style:style>
    <style:style style:name="T3" style:family="text">
      <style:text-properties style:text-underline-style="none" fo:font-weight="normal" officeooo:rsid="001c96c9" style:font-weight-asian="normal" style:font-weight-complex="normal"/>
    </style:style>
    <style:style style:name="T4" style:family="text">
      <style:text-properties style:text-underline-style="none" fo:font-weight="normal" officeooo:rsid="001e3dc1" style:font-weight-asian="normal" style:font-weight-complex="normal"/>
    </style:style>
    <style:style style:name="T5" style:family="text">
      <style:text-properties officeooo:rsid="002026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ING PART 1</text:p>
      <text:p text:style-name="P1"><text:span text:style-name="T1"/></text:p>
      <text:p text:style-name="P1"><text:span text:style-name="T1">From: Jaime Lorenzo Sanchez</text:span></text:p>
      <text:p text:style-name="P1"><text:span text:style-name="T1">Subject: Response to email’s exam</text:span></text:p>
      <text:p text:style-name="P1"><text:span text:style-name="T1"/></text:p>
      <text:p text:style-name="P2"><text:span text:style-name="T1">Hi Emma,</text:span></text:p>
      <text:p text:style-name="P2"><text:span text:style-name="T1"/></text:p>
      <text:p text:style-name="P2"><text:span text:style-name="T1">I’m so sorry about you can’t study properly and about your concern, but you don’t worry </text:span><text:span text:style-name="T2">because many times I have the same</text:span><text:span text:style-name="T1"> concern. I will tell you some tips that I </text:span><text:span text:style-name="T2">use and work for me.</text:span></text:p>
      <text:p text:style-name="P2"><text:span text:style-name="T1"/></text:p>
      <text:p text:style-name="P5"><text:span text:style-name="T3">First, the day before the exam I don’t study because in my experience is worse to do that. But one think that I always do the day before the exam is review the exam’s syllabus </text:span><text:span text:style-name="T4">and sleep well the night before</text:span><text:span text:style-name="T3">.</text:span></text:p>
      <text:p text:style-name="P5"><text:span text:style-name="T3"/></text:p>
      <text:p text:style-name="P5"><text:span text:style-name="T3">On the day of the exam, I </text:span><text:span text:style-name="T4">suggest you</text:span><text:span text:style-name="T3"> </text:span><text:span text:style-name="T4">review the exam’s syllabus if you have time and try not to get nervous before starting the exam.</text:span></text:p>
      <text:p text:style-name="P5"><text:span text:style-name="T4"/></text:p>
      <text:p text:style-name="P3">With respect about my secret to being relaxed at exam time is try to being relaxed and not think about the exam.</text:p>
      <text:p text:style-name="P3"/>
      <text:p text:style-name="P3">But my greater advice for you is <text:span text:style-name="T5">make phrases with words that are esay for you to remember everything you have studied for the exam.</text:span></text:p>
      <text:p text:style-name="P3"/>
      <text:p text:style-name="P4">Your friend,</text:p>
      <text:p text:style-name="P4">Jaime Lorenzo Sanchez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01T10:01:58.929000000</meta:creation-date>
    <dc:date>2022-04-01T10:28:06.321000000</dc:date>
    <meta:editing-duration>PT4M18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11" meta:word-count="171" meta:character-count="886" meta:non-whitespace-character-count="726"/>
  </office:meta>
</office:document-meta>
</file>